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0c3e" officeooo:paragraph-rsid="00170c3e"/>
    </style:style>
    <style:style style:name="P2" style:family="paragraph" style:parent-style-name="Standard">
      <style:text-properties officeooo:rsid="00181b3d" officeooo:paragraph-rsid="00181b3d"/>
    </style:style>
    <style:style style:name="P3" style:family="paragraph" style:parent-style-name="Standard">
      <style:text-properties officeooo:rsid="0018f921" officeooo:paragraph-rsid="0018f921"/>
    </style:style>
    <style:style style:name="P4" style:family="paragraph" style:parent-style-name="Standard">
      <style:text-properties officeooo:rsid="0018f921" officeooo:paragraph-rsid="001903f7"/>
    </style:style>
    <style:style style:name="P5" style:family="paragraph" style:parent-style-name="Standard">
      <style:text-properties officeooo:rsid="0019c357" officeooo:paragraph-rsid="0019c357"/>
    </style:style>
    <style:style style:name="P6" style:family="paragraph" style:parent-style-name="Standard">
      <style:text-properties officeooo:rsid="001ac653" officeooo:paragraph-rsid="001ac653"/>
    </style:style>
    <style:style style:name="P7" style:family="paragraph" style:parent-style-name="Standard">
      <style:text-properties officeooo:rsid="001bcd57" officeooo:paragraph-rsid="001bcd57"/>
    </style:style>
    <style:style style:name="P8" style:family="paragraph" style:parent-style-name="Standard">
      <style:text-properties officeooo:rsid="001d4f39" officeooo:paragraph-rsid="001d4f39"/>
    </style:style>
    <style:style style:name="P9" style:family="paragraph" style:parent-style-name="Standard">
      <style:text-properties officeooo:rsid="001e560f" officeooo:paragraph-rsid="001e560f"/>
    </style:style>
    <style:style style:name="P10" style:family="paragraph" style:parent-style-name="Standard">
      <style:text-properties officeooo:rsid="001f1d38" officeooo:paragraph-rsid="001f1d38"/>
    </style:style>
    <style:style style:name="P11" style:family="paragraph" style:parent-style-name="Standard">
      <style:text-properties officeooo:rsid="001fb857" officeooo:paragraph-rsid="001fb857"/>
    </style:style>
    <style:style style:name="P12" style:family="paragraph" style:parent-style-name="Standard">
      <style:text-properties officeooo:rsid="0020d5b2" officeooo:paragraph-rsid="0020d5b2"/>
    </style:style>
    <style:style style:name="P13" style:family="paragraph" style:parent-style-name="Standard">
      <style:text-properties officeooo:rsid="0021ebf4" officeooo:paragraph-rsid="0021ebf4"/>
    </style:style>
    <style:style style:name="P14" style:family="paragraph" style:parent-style-name="Standard">
      <style:text-properties officeooo:rsid="0024adc6" officeooo:paragraph-rsid="0024adc6"/>
    </style:style>
    <style:style style:name="P15" style:family="paragraph" style:parent-style-name="Standard">
      <style:text-properties officeooo:rsid="0025fb21" officeooo:paragraph-rsid="0025fb21"/>
    </style:style>
    <style:style style:name="P16" style:family="paragraph" style:parent-style-name="Standard">
      <style:text-properties officeooo:rsid="0027bd12" officeooo:paragraph-rsid="0027bd12"/>
    </style:style>
    <style:style style:name="P17" style:family="paragraph" style:parent-style-name="Standard">
      <style:text-properties officeooo:rsid="00286ce7" officeooo:paragraph-rsid="00286ce7"/>
    </style:style>
    <style:style style:name="P18" style:family="paragraph" style:parent-style-name="Standard">
      <style:text-properties officeooo:rsid="00286ce7" officeooo:paragraph-rsid="00295056"/>
    </style:style>
    <style:style style:name="P19" style:family="paragraph" style:parent-style-name="Text_20_body">
      <style:text-properties officeooo:rsid="00286ce7" officeooo:paragraph-rsid="00286ce7"/>
    </style:style>
    <style:style style:name="P20" style:family="paragraph" style:parent-style-name="Standard">
      <style:text-properties officeooo:rsid="00286ce7" officeooo:paragraph-rsid="00286ce7"/>
    </style:style>
    <style:style style:name="P21" style:family="paragraph" style:parent-style-name="Standard">
      <style:text-properties fo:font-weight="bold" officeooo:rsid="00286ce7" officeooo:paragraph-rsid="00286ce7" style:font-weight-asian="bold" style:font-weight-complex="bold"/>
    </style:style>
    <style:style style:name="P22" style:family="paragraph" style:parent-style-name="Standard">
      <style:text-properties fo:font-weight="bold" officeooo:rsid="0024adc6" officeooo:paragraph-rsid="00345646" style:font-weight-asian="bold" style:font-weight-complex="bold"/>
    </style:style>
    <style:style style:name="P23" style:family="paragraph" style:parent-style-name="Standard">
      <style:text-properties fo:font-weight="bold" officeooo:rsid="00170c3e" officeooo:paragraph-rsid="00170c3e" style:font-weight-asian="bold" style:font-weight-complex="bold"/>
    </style:style>
    <style:style style:name="P24" style:family="paragraph" style:parent-style-name="Standard">
      <style:text-properties fo:font-weight="bold" officeooo:rsid="001f1d38" officeooo:paragraph-rsid="001f1d38" style:font-weight-asian="bold" style:font-weight-complex="bold"/>
    </style:style>
    <style:style style:name="T1" style:family="text">
      <style:text-properties officeooo:rsid="00181b3d"/>
    </style:style>
    <style:style style:name="T2" style:family="text">
      <style:text-properties officeooo:rsid="001903f7"/>
    </style:style>
    <style:style style:name="T3" style:family="text">
      <style:text-properties officeooo:rsid="0019c357"/>
    </style:style>
    <style:style style:name="T4" style:family="text">
      <style:text-properties officeooo:rsid="001ac653"/>
    </style:style>
    <style:style style:name="T5" style:family="text">
      <style:text-properties officeooo:rsid="001bcd57"/>
    </style:style>
    <style:style style:name="T6" style:family="text">
      <style:text-properties officeooo:rsid="001fb857"/>
    </style:style>
    <style:style style:name="T7" style:family="text">
      <style:text-properties officeooo:rsid="0020d5b2"/>
    </style:style>
    <style:style style:name="T8" style:family="text">
      <style:text-properties officeooo:rsid="0021ebf4"/>
    </style:style>
    <style:style style:name="T9" style:family="text">
      <style:text-properties officeooo:rsid="0025fb21"/>
    </style:style>
    <style:style style:name="T10" style:family="text">
      <style:text-properties officeooo:rsid="00286c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Introduction</text:p>
      <text:p text:style-name="P1">In this bite sized course, you will learn how to effectively create meaningful e-learning</text:p>
      <text:p text:style-name="P1">this course includes videos, hand-picked resources and practical assignments.</text:p>
      <text:p text:style-name="P1">Lets start your instruction design journey the right way.</text:p>
      <text:p text:style-name="P1"/>
      <text:p text:style-name="P23">Gain Attention</text:p>
      <text:p text:style-name="P1">so how do you create effective e-learning courses and what steps should you follow?</text:p>
      <text:p text:style-name="P1">Today I want to share the process of designing successful and engaging e-learning courses that I use and find effective. </text:p>
      <text:p text:style-name="P1">Most instructional designers have heard of Robert Gagne and his nine events of instruction.</text:p>
      <text:p text:style-name="P1">And today I want to talk about how e-learning content creators can leverage these events to their benefit. </text:p>
      <text:p text:style-name="P1">Robert Gagne was an educational psychologist who pioneered the science of instruction in the 1940s.</text:p>
      <text:p text:style-name="P1">His book, titled The Conditions of Learning, was first published in 1965. it talked about the mental conditions that are necessary for effective learning. Gagne believed that there are several different levels of learning, and each level requires different type of instruction. </text:p>
      <text:p text:style-name="P1">Gagne created a nine step process that detailed each element required for effective learning. Gagne’s nine levels of learning model provides a checklist to use that helps you ensure that you present a comprehensive and successful learning experience. <text:span text:style-name="T1">His approach also motivates learners and helps them associate the topics covered in your course with what they al</text:span><text:span text:style-name="T3">re</text:span><text:span text:style-name="T1">ady know. Another benefit of Gagne’s approach is that it allows for trial and error. </text:span></text:p>
      <text:p text:style-name="P2">Learners are allowed to make mistakes and build on their past experiences. </text:p>
      <text:p text:style-name="P2">So usually when inst<text:span text:style-name="T3">r</text:span>uctional designers here of Gagne, they immedi<text:span text:style-name="T3">a</text:span>t<text:span text:style-name="T3">e</text:span>ly think that his approach to course design does not apply to e-learning. </text:p>
      <text:p text:style-name="P2">Well, even though his original method was not created with e-learning in mind, it can easily be adapted to distance education.</text:p>
      <text:p text:style-name="P2">And today I will show you how. </text:p>
      <text:p text:style-name="P3">1. Gain attention</text:p>
      <text:p text:style-name="P3">gain attention is the first event you always want to start your course by gaining your learner’s attention, <text:s/>this gives learners a framework into which they can organize the content will be presented in the lesson. This instructional event is also used to motivate learners. </text:p>
      <text:p text:style-name="P3">Now, I will be honest. </text:p>
      <text:p text:style-name="P3">Designing highly motivational learning experiences is the challenge that most instructional designers face. All learners have different goals, desires and needs. </text:p>
      <text:p text:style-name="P3">So finding a hook that will keep all learners motivated is extremely difficult. </text:p>
      <text:p text:style-name="P3">And because there is no one size fits all here, creating a course that motivates it’s all learners is nearly impossible.</text:p>
      <text:p text:style-name="P3">When designing consider motivation, goals, experience and culture of learners. <text:s/></text:p>
      <text:p text:style-name="P3">As these four elements play a crucial role in course development, successful trainings are designed with the question “What’s in it for me?”</text:p>
      <text:p text:style-name="P3">you should aim to combine internal and external needs and motivators. </text:p>
      <text:p text:style-name="P3">Internal motivators arise from the sense of accomplishment people feel from learning something new. </text:p>
      <text:p text:style-name="P3">Alternatively, external motivators are associated with tangible outcomes such as money or award. </text:p>
      <text:p text:style-name="P3">Creating training courses that satisfy both internal and external needs usually get the best result and receive good evaluations. </text:p>
      <text:p text:style-name="P4">Most adults are eager to learn when they need to achieve a goal. </text:p>
      <text:p text:style-name="P4"><text:span text:style-name="T2">Adults learners want to be able to immediately apply their new knowledge and skills to real life situations. </text:span><text:s text:c="2"/></text:p>
      <text:p text:style-name="P5"><text:soft-page-break/>So to elicit learners interest and curiosity, consider adding visuals and asking thought provoking <text:span text:style-name="T4">questions that will help learners realize that they have a problem that needs to be solved. </text:span></text:p>
      <text:p text:style-name="P6">And your course is here to help them solve that problem. </text:p>
      <text:p text:style-name="P6">And remember that distance learners have more opp<text:span text:style-name="T5">ortunities to get easily distracted, more so than classroom learners.</text:span></text:p>
      <text:p text:style-name="P7">It is therefore important to make sure that the learner is all fired up to start learning the new activity. </text:p>
      <text:p text:style-name="P7">To do this, you must stimulate their attention with compelling in introductions. </text:p>
      <text:p text:style-name="P7">For example, you can user trend in catchwords or attention grabbing bylines or quotes that your learners can easily relate to. Use thought provoking phrases or sentences to force learners to pay attention. Story telling always helps to get learners attention. </text:p>
      <text:p text:style-name="P7">If you can create a compelling story to introduce your topic, you are already halfway there. </text:p>
      <text:p text:style-name="P8">Another excellent way to grab learners attention is to show a video clip is totally relatable and shows a problem right away, but be sure to make your videos short and to the point. </text:p>
      <text:p text:style-name="P8">Think about commercials. </text:p>
      <text:p text:style-name="P8">Commercials only have a couple of seconds to get peoples attention. They are short, and to the point.</text:p>
      <text:p text:style-name="P8">This is exactly what all elearning videos should be like. </text:p>
      <text:p text:style-name="P8">Before you sit down to write your story or a video script, find out who your audience is, you want to make sure that your characters talk just like the people they are trying to portray. </text:p>
      <text:p text:style-name="P8">So for example, baby boomers use different vocabulary than millennials do. </text:p>
      <text:p text:style-name="P8">Lawyers and other professionals all talk differently if you know your target audience but don’t know how to grab their attention. Talk to them. Hang out with your character for a little bit and try to get into their character themselves. </text:p>
      <text:p text:style-name="P8">Go to places where your characters hang out and listen to conversations. You want your audience to fall in love with your character. You want to give learners a reason to want to take the course and hang out with your character. <text:s/></text:p>
      <text:p text:style-name="P9">You can also leverage social learning here, for example, you can create a get to know you activity and have learners participate in a private facebook grup, or you can set up a discussion board for them to get to know you type of activities, get learners interested, gain their attention, but they also bring their background, knowledge and experience. </text:p>
      <text:p text:style-name="P9">Personally, I consider this first event the most important one, because if you lose your learners at the very beginning, you may never get them back. You want their full attention. And to get that full attention, you need to do a little bit of work at the beginning. <text:s/></text:p>
      <text:p text:style-name="P9">In the next video, we’ll talk about the next event, which is all about learning objective. </text:p>
      <text:p text:style-name="P9"/>
      <text:p text:style-name="P24">Inform Learners of Objectives</text:p>
      <text:p text:style-name="P10">the second event of instruction is known as informing your learner of objectives. during this phase used to describe what learners should be able to do at the end of the course. And what tools they maybe using to achieve learning objectives. </text:p>
      <text:p text:style-name="P10">Objectives should create expectancy and describe the structure of the lecture. </text:p>
      <text:p text:style-name="P10">Here are some ways to notify learners about the expected outcomes and objectives of the course. Even before the course. </text:p>
      <text:p text:style-name="P10">You can summarize course goal and content or specify evaluation methodology and criteria to ensure that your objectives are well written. You should use the smart approach. </text:p>
      <text:p text:style-name="P10">Smart objectives focus on the result rather than the activities, and allow learners to measure their own success. </text:p>
      <text:p text:style-name="P10">This means that your objectives must be specific, measurable, attainable, relevant and timely. </text:p>
      <text:p text:style-name="P10">To ensure that your courses meet the desired instructional objectives, start mapping various elements of the course, such as modules, chapters, lessons, activities, assessments to specific learning objectives, you can even consider adding estimated times for each activity so that learners will know <text:span text:style-name="T6">how long it </text:span><text:soft-page-break/><text:span text:style-name="T6">will take to get through each part of your course for each lesson module that learners will be exposed to. </text:span></text:p>
      <text:p text:style-name="P11">Your mapping will offer an overview of the competencies required, the topics to be discussed and the activities to be performed. </text:p>
      <text:p text:style-name="P11">Since learning outcomes must be successfully demonstrated by the learner, you must establish unambigious pass or fail criteria for quizzes, tests, assignments and other individual or group activities. </text:p>
      <text:p text:style-name="P11">Typically, instructional designers use a classical approach to writing their objectives. </text:p>
      <text:p text:style-name="P11">As a result, the first element learners see when they start a course is the objectives.</text:p>
      <text:p text:style-name="P11">Even though the purpose of objectives is to help learners focus on their learning experience.</text:p>
      <text:p text:style-name="P11">Most learners do not like to read the objective list and skip it whenever possible. </text:p>
      <text:p text:style-name="P11">Because of this , the value of objectives is diminished. However, if learners don’t know the objectives, they cannot truly benefit from the course. </text:p>
      <text:p text:style-name="P11">The dilemma that instructional designers face lies in approaching learning objectives in the most interactive way possible avoiding long and boring bulleted lists. </text:p>
      <text:p text:style-name="P11">So what can you do to turn objectives into motivators?</text:p>
      <text:p text:style-name="P11">First, before writing objectives, you need to identify a business goal for the course. Then think about the actions necessary to reach that goal once a list of actions is compiled. </text:p>
      <text:p text:style-name="P11">The objective makeover can begin not only should objectives be measurable <text:span text:style-name="T7">and observable, but they should also be motivational and relevant. </text:span></text:p>
      <text:p text:style-name="P12">Remember, you design courses for adults and most adults are busy people. Therefore, you need to ensure that objectives meet your learners needs. </text:p>
      <text:p text:style-name="P12">For example, even though the objective with an action verb define is measurable, it is most likely useless. </text:p>
      <text:p text:style-name="P12">As in most cases, people don’t need to be able to define something to solve a problem or master a skill. While it is still a good idea to include definitions and training courses, turning them into objectives maybe impractical for adult learners. </text:p>
      <text:p text:style-name="P12">Incorporating scenarios will add meaning to your learning objectives, you want your scenarios to be as realistic as possible, but at the same time it should illustrate the problems people face on the job and most importantly, the problems your training will solve. </text:p>
      <text:p text:style-name="P12">In addition to creating a realistic setting, your scenario should include three core components: introduction, conflict, and resolution. </text:p>
      <text:p text:style-name="P12">You want learners to truly believe that the problems illustrated in the scenario may happen to them. If they won’t master the content of your course, then build your objectives based on the problems you presented in your scenario. </text:p>
      <text:p text:style-name="P12">You can also turn your objectives into questions. For example, how can you tell if <text:s/>your supervisor is unhappy with your performances? </text:p>
      <text:p text:style-name="P12">So you just got out of a bad performance review. What would you do? Have you ever received negative job performance feedback? What would you do to repair your reputation?</text:p>
      <text:p text:style-name="P12">The goal of the objectives is to help learners understand the benefits of learning the content in the course as well as the risks associated with not learning it, objectives that use the pronoun you instead <text:span text:style-name="T8">of the word learner are more personal as they speak directly to the learner, for example, saying by the end of the module you should be able to.. is more personal than saying by the end of the module, the learner should be able to. </text:span></text:p>
      <text:p text:style-name="P13">Also turning abstract concepts into real situations that learners will experience on the job adds meaning to objectives. </text:p>
      <text:p text:style-name="P13">For examples, instead of after completing this module, you should be able to describe the four stages of the ARC’s model of motivational design. </text:p>
      <text:p text:style-name="P13">Consider after completing this module, you should be able to design motivational courses for your learners. </text:p>
      <text:p text:style-name="P22"><text:soft-page-break/>Bloom’s taxonomy</text:p>
      <text:p text:style-name="P14">Bloom’s taxonomy is extremely helpful in creating learning objective, according to Bloom, there are three learning domains; cognitive, affective and psychomotor. When you write your objectives for any of the three domains, you should always aim toward the most complex behavior.</text:p>
      <text:p text:style-name="P14">There are three secrets to creating successful e-learning courses using Bloom’s Taxonomy. </text:p>
      <text:p text:style-name="P14">And today I’m going to share all three of them. </text:p>
      <text:p text:style-name="P14">Secret 1</text:p>
      <text:p text:style-name="P14">creating measurable and observable learning objectives. </text:p>
      <text:p text:style-name="P14">Secret 2</text:p>
      <text:p text:style-name="P14">designing interactivities that help learners accomplish those objectives. </text:p>
      <text:p text:style-name="P14">Secret 3</text:p>
      <text:p text:style-name="P14">creating assessments that match your learning objectives. </text:p>
      <text:p text:style-name="P14">Lets start with secret 1</text:p>
      <text:p text:style-name="P14">one of the best and probably easiest approaches to figuring out the activities for the course is to use Bloom’s taxonomy. Bloom offers a list of measurable verbs that are specifically effective when crafting learning objectives, create targeted outcome focused interactivity, but ensure that your interactivity is deliberate and design to effectively move learners through Bloom’s chain of orders, from memorization <text:s/>to application and analysis and eventually evaluation. </text:p>
      <text:p text:style-name="P14">In other words, you want to use the content of the course to develop measurable learning objectives, then categorize these objectives based on the levels of learning and include appropriate activity in each category. Also, be sure to always include assessments that match the objectives. </text:p>
      <text:p text:style-name="P14">When you design your courses, you need to frame your learning objectives to explicitly indicate what learners must demonstrate as a result of consuming your content. <text:span text:style-name="T9">In other words, learning objectives, must demonstrate observable change as a result of learners completing the course. </text:span></text:p>
      <text:p text:style-name="P15">When framing your learning objectives, ensure that they are very specific, for example, at the end of this module, you should be able to list the five elements of the company’s safety policy. </text:p>
      <text:p text:style-name="P15">Describe the three steps to take in the event of a power failure,</text:p>
      <text:p text:style-name="P15">operate a class a fire extinguisher to put out a wastepaper basket blazed. </text:p>
      <text:p text:style-name="P15">In the first two learning objectives. I provide specific number characteristics, five key elements, three steps that the course will teach. In the third example, we’re talking about the exact equipment class A and situation wastepaper basket fire learners will encounter during the course.</text:p>
      <text:p text:style-name="P16">To create measurable learning objectives, you must avoid using words like think, what do you think are the key elements of the company’s safety policy or familiar? <text:span text:style-name="T10">Get familiar with operating a class a fire extinguisher. </text:span></text:p>
      <text:p text:style-name="P17">Secret 2</text:p>
      <text:p text:style-name="P18">depending on your learning objectives, the results you want to get and the subject matter of the course, you’ll need to design content with four levels of interactivity in mind, ranging from </text:p>
      <text:p text:style-name="P18">level one: passive interactivity. For example click next to proceed.</text:p>
      <text:p text:style-name="P17">Level two: limited interactivity. For example: select the right response to advance </text:p>
      <text:p text:style-name="P17">level three: complex interactivity, for example: scenarios, and simulation</text:p>
      <text:p text:style-name="P17">level four: advanced real-time interactivity, for example: social learning, gamification.</text:p>
      <text:p text:style-name="P19">So now I'm going to share some ways to introduce interactivity through the six levels of Bloom's taxonomy.</text:p>
      <text:p text:style-name="Text_20_body">Remembering is the first level of learning, it simply refers to being able to remember concepts to</text:p>
      <text:p text:style-name="Text_20_body">become familiar with them.</text:p>
      <text:p text:style-name="Text_20_body">Some of the activities that you can use at that level include PDF attachments, step by step lists and</text:p>
      <text:p text:style-name="Text_20_body"><text:soft-page-break/>webinars.</text:p>
      <text:p text:style-name="Text_20_body">A great way to test that skill is to create course prerequisite type content through this content,</text:p>
      <text:p text:style-name="Text_20_body">you should test learners ability to remember materials from previous courses that they were required</text:p>
      <text:p text:style-name="Text_20_body">to take prior to taking the current course.</text:p>
      <text:p text:style-name="Text_20_body">You can also create pop up quizzes to test how well learners remember the content that you're teaching them.</text:p>
      <text:p text:style-name="Text_20_body">True, false multiple choice and fill in the blank type tests are a great way of accomplishing this.</text:p>
      <text:p text:style-name="Text_20_body">The next level of learning is known as understanding this level can be tricky, mostly because we all</text:p>
      <text:p text:style-name="Text_20_body">know that understanding can't be measured.</text:p>
      <text:p text:style-name="Text_20_body">So we should avoid using that term and learning objectives.</text:p>
      <text:p text:style-name="Text_20_body">However, similar to remembering, understanding is one of the foundational levels of learning and can</text:p>
      <text:p text:style-name="Text_20_body">be presented through lectures step by step user guides, PDF files and by incorporating the click and</text:p>
      <text:p text:style-name="Text_20_body">drag activities using rapid e-learning tools such as articulate and captivate.</text:p>
      <text:p text:style-name="Text_20_body">So when learners enroll in an e-learning course, there is the fundamental assumption that they are</text:p>
      <text:p text:style-name="Text_20_body">in search of knowledge, that the content of that e-learning course will hopefully deliver, you should</text:p>
      <text:p text:style-name="Text_20_body">use multimedia content such as videos, animations and graphics to accomplish this goal.</text:p>
      <text:p text:style-name="Text_20_body">Then you short questions to test if your learners have absorbed that knowledge.</text:p>
      <text:p text:style-name="Text_20_body">Instructional designers like to create knowledge tests to check whether your learners know what you</text:p>
      <text:p text:style-name="Text_20_body">just explained to them, but just knowing or remembering the information won't really help.</text:p>
      <text:p text:style-name="Text_20_body">You need to also test whether they've understood it.</text:p>
      <text:p text:style-name="Text_20_body">And that's where comprehension tests come in.</text:p>
      <text:p text:style-name="Text_20_body">Content that demonstrates comprehension might include questions that look and feel the same, but each</text:p>
      <text:p text:style-name="Text_20_body">may have a specific resolution or answer.</text:p>
      <text:p text:style-name="Text_20_body">If the learners have absorbed the knowledge to which they were exposed and comprehended what you've</text:p>
      <text:p text:style-name="Text_20_body">explained to them, then they should be able to provide you with the correct response.</text:p>
      <text:p text:style-name="Text_20_body">Applying is the next level of learning.</text:p>
      <text:p text:style-name="Text_20_body">This is where learners take the concepts from the first two foundational levels and start actually doing</text:p>
      <text:p text:style-name="Text_20_body">something.</text:p>
      <text:p text:style-name="Text_20_body">While this level of learning works best in a classroom setting where people can form small groups and</text:p>
      <text:p text:style-name="Text_20_body"><text:soft-page-break/>carry out conversations, it is possible to do it through virtual classrooms, discussion boards or</text:p>
      <text:p text:style-name="Text_20_body">by offering learners to complete a simulation.</text:p>
      <text:p text:style-name="Text_20_body">You can use tasks such as research topics, writing short essays or drag drop matching word phrase type</text:p>
      <text:p text:style-name="Text_20_body">tasks to evaluate transfer skills.</text:p>
      <text:p text:style-name="Text_20_body">At a very basic level, e-learning is all about ensuring learners know, understand and comprehend the</text:p>
      <text:p text:style-name="Text_20_body">content of the course and are then able to demonstrate that understanding through practical application.</text:p>
      <text:p text:style-name="Text_20_body">The best way to help you assess application skills is to use simulations, make sure that your exercises</text:p>
      <text:p text:style-name="Text_20_body">are tailored as closely as possible to the work environment in which the learner will apply those skills.</text:p>
      <text:p text:style-name="Text_20_body">The next level of learning is known as analyzing, while activities for applying can be easily developed</text:p>
      <text:p text:style-name="Text_20_body">and evaluated, analyzing requires a lot of work.</text:p>
      <text:p text:style-name="Text_20_body">These activities are very time and resource consuming and in most cases can't be evaluated in a virtual</text:p>
      <text:p text:style-name="Text_20_body">environment.</text:p>
      <text:p text:style-name="Text_20_body">So if you want your learners to be able to analyze something, you may want to consider a blended learning</text:p>
      <text:p text:style-name="Text_20_body">approach with at least a discussion board available to them.</text:p>
      <text:p text:style-name="Text_20_body">Assignments such as responding to questions around case studies or asking learners to build use cases</text:p>
      <text:p text:style-name="Text_20_body">based on the subject matter are a great test of logical thinking.</text:p>
      <text:p text:style-name="Text_20_body">Your goal is to have learners demonstrate their ability to use their understanding, of course, content</text:p>
      <text:p text:style-name="Text_20_body">to determine the differences between multiple courses of action.</text:p>
      <text:p text:style-name="Text_20_body">You might include case study type content to test the skill learner should be given few contextual hints</text:p>
      <text:p text:style-name="Text_20_body">about the right solution.</text:p>
      <text:p text:style-name="Text_20_body">Instructors should then assess whether learners are able to research and investigate the situation presented</text:p>
      <text:p text:style-name="Text_20_body">and draw correct inferences.</text:p>
      <text:p text:style-name="Text_20_body">Here is another approach to stimulating analytical skills consider developing courses that include group</text:p>
      <text:p text:style-name="Text_20_body">interactions.</text:p>
      <text:p text:style-name="Text_20_body">So these could be chat sessions where the instructor would pose an open question and let groups of learners</text:p>
      <text:p text:style-name="Text_20_body">dissect and debate the topic and demonstrate their analytical skills.</text:p>
      <text:p text:style-name="Text_20_body">The next level, the evaluation level of learning also works best in a blended environment, however,</text:p>
      <text:p text:style-name="Text_20_body">can be done through asynchronous e-learning as well.</text:p>
      <text:p text:style-name="Text_20_body"><text:soft-page-break/>This level of Bloom's taxonomy tests learners ability to analyze, draw conclusions and pass judgment</text:p>
      <text:p text:style-name="Text_20_body">on a given situation.</text:p>
      <text:p text:style-name="Text_20_body">Use interactivity such as simulated exercises to assess critical thinking.</text:p>
      <text:p text:style-name="Text_20_body">At that level, you want learners to be able to make decisions about things through researching and</text:p>
      <text:p text:style-name="Text_20_body">evaluating their options, real life situations often require learners to be able to differentiate between</text:p>
      <text:p text:style-name="Text_20_body">multiple options to make the most appropriate decision in testing this skill, you should create situational</text:p>
      <text:p text:style-name="Text_20_body">content that forces learners to evaluate practical work problems, to come up with original ideas and</text:p>
      <text:p text:style-name="Text_20_body">opinions that address the issues being discussed.</text:p>
      <text:p text:style-name="Text_20_body">The use of multiple choice questions requiring more than one option that don't have a single right or</text:p>
      <text:p text:style-name="Text_20_body">wrong response is also a good way to test evaluation skills.</text:p>
      <text:p text:style-name="Text_20_body">Create is the last level of learning, this is where learners physically do or create something they</text:p>
      <text:p text:style-name="Text_20_body">have learned in class using all the resources available to them.</text:p>
      <text:p text:style-name="Text_20_body">A blended learning approach with a discussion board, a forum or even access to a conference line works</text:p>
      <text:p text:style-name="Text_20_body">well here.</text:p>
      <text:p text:style-name="Text_20_body">You can also use a webcam or ask learners to record a short video with their smartphones showing the</text:p>
      <text:p text:style-name="Text_20_body">steps they take to complete the required task.</text:p>
      <text:p text:style-name="Text_20_body">Here you want to judge the learners ability to create original ideas or artifacts based on the content</text:p>
      <text:p text:style-name="Text_20_body">learned.</text:p>
      <text:p text:style-name="Text_20_body">Proposing unique prototypes or suggesting new applications of existing theories is a good way to assess</text:p>
      <text:p text:style-name="Text_20_body">creativity.</text:p>
      <text:p text:style-name="Text_20_body">The ultimate test of a course success is having learners mastered the content so well that they are</text:p>
      <text:p text:style-name="Text_20_body">able to produce original content, show their original thinking ideas and come up with solutions to</text:p>
      <text:p text:style-name="Text_20_body">problems by themselves.</text:p>
      <text:p text:style-name="Text_20_body">This is a very challenging skill to foster and test through e-learning.</text:p>
      <text:p text:style-name="Text_20_body">But one approach to do so might be in tasking learners to use their knowledge and solve a real life</text:p>
      <text:p text:style-name="Text_20_body">issue in the workplace.</text:p>
      <text:p text:style-name="Text_20_body">Some other outcomes and activities may include designing new policies and procedures, revamping existing</text:p>
      <text:p text:style-name="Text_20_body">workflows, or inventing time saving tools and devices for the workplace.</text:p>
      <text:p text:style-name="Text_20_body"><text:soft-page-break/>So how can you transition your learners from no knowledge to complete comprehension, Blum proposes</text:p>
      <text:p text:style-name="Text_20_body">three categories of learning, including knowledge based, cognitive, emotion based, effective and</text:p>
      <text:p text:style-name="Text_20_body">action based psychomotor effective e-learning is a progressive process that leads learners step by step</text:p>
      <text:p text:style-name="Text_20_body">from lower to higher levels of learning.</text:p>
      <text:p text:style-name="Text_20_body">So, for instance, would you ask a safety policy course participant to deal with live electrical equipment</text:p>
      <text:p text:style-name="Text_20_body">on the shop floor before introducing him to basic firefighting principles and fire extinguisher operations?</text:p>
      <text:p text:style-name="Text_20_body">Probably not.</text:p>
      <text:p text:style-name="Text_20_body">Bloom's taxonomy closely mimics the learning process from end to end.</text:p>
      <text:p text:style-name="Text_20_body">That's why it is so efficient at moving learners through the learning process, taking them from zero</text:p>
      <text:p text:style-name="Text_20_body">to hero seamlessly.</text:p>
      <text:p text:style-name="Text_20_body">When you develop a learning plan for your learners to transition from having little or no knowledge</text:p>
      <text:p text:style-name="Text_20_body">of a subject to mastering it, you need to start with a learner assessment.</text:p>
      <text:p text:style-name="Text_20_body">This gives course builders a baseline, then start with big picture topics so learners have a better</text:p>
      <text:p text:style-name="Text_20_body">sense of what the end goal is and then progressively expand the subject matter.</text:p>
      <text:p text:style-name="Text_20_body">But as you develop your learning plan, make learning paths flexible.</text:p>
      <text:p text:style-name="Text_20_body">For instance, if a learner already has a basic background, it might be more productive to avoid walking</text:p>
      <text:p text:style-name="Text_20_body">them through the basics and jump right into the topic instead, or give them an option to skip the basics</text:p>
      <text:p text:style-name="Text_20_body">if they desire to do so.</text:p>
      <text:p text:style-name="Text_20_body">The last secret we'll talk about today is creating assessments that match your learning objectives.</text:p>
      <text:p text:style-name="Text_20_body">The ultimate objective of any e-learning course is to successfully meet your stated learning objectives,</text:p>
      <text:p text:style-name="Text_20_body">to accomplish that, it is important to map your assessment with the different levels of learning objectives</text:p>
      <text:p text:style-name="Text_20_body">and then match that knowledge with an appropriate instructional strategy.</text:p>
      <text:p text:style-name="Text_20_body">Start by asking yourself three foundational questions.</text:p>
      <text:p text:style-name="Text_20_body">The first question will help you design your learning objectives upon completing this course, what</text:p>
      <text:p text:style-name="Text_20_body">knowledge or skills will the learner acquire?</text:p>
      <text:p text:style-name="Text_20_body">The second question will help you create supporting assessments.</text:p>
      <text:p text:style-name="Text_20_body">And that question is what tasks?</text:p>
      <text:p text:style-name="Text_20_body"><text:soft-page-break/>Quizzes, tests and assignments will help me determine whether learners have mastered the learning objectives</text:p>
      <text:p text:style-name="Text_20_body">set out for them.</text:p>
      <text:p text:style-name="Text_20_body">And the third questions will help you map out an appropriate instructional strategy.</text:p>
      <text:p text:style-name="Text_20_body">And the question is what activities, both online and offline, will reinforce these learning objectives</text:p>
      <text:p text:style-name="Text_20_body">and prepare learners to successfully complete the planned assessments.</text:p>
      <text:p text:style-name="Text_20_body">Use Bloom's verb chart to guide your determination of assessments that match learning objectives.</text:p>
      <text:p text:style-name="Text_20_body">For example, if you want to focus on remembering, you should consider rearranging, labeling, listing,</text:p>
      <text:p text:style-name="Text_20_body">selecting true false multiple choice quizzes and short answer types of activities.</text:p>
      <text:p text:style-name="Text_20_body">If your goal is to test understanding, then you need to associate words or concepts, restate theories,</text:p>
      <text:p text:style-name="Text_20_body">relate and differentiate the concepts.</text:p>
      <text:p text:style-name="Text_20_body">You may also consider using discussion boards and writing reports.</text:p>
      <text:p text:style-name="Text_20_body">The next level is applying presentations.</text:p>
      <text:p text:style-name="Text_20_body">Roleplaying and simulations can help you achieve this level.</text:p>
      <text:p text:style-name="Text_20_body">Next is analyzing here you want to use case studies, troubleshooting problems, research reports and</text:p>
      <text:p text:style-name="Text_20_body">time sensitive decision making scenarios.</text:p>
      <text:p text:style-name="Text_20_body">Case studies, group discussions, some reservations and conclusions as well as debates, can help you</text:p>
      <text:p text:style-name="Text_20_body">achieve the evaluating level of Bloom's taxonomy to determine assessments that match learning objectives</text:p>
      <text:p text:style-name="Text_20_body">related to creating.</text:p>
      <text:p text:style-name="Text_20_body">You may consider data collection and interpretation simulations, branching experimentations and programming.</text:p>
      <text:p text:style-name="Text_20_body">Note that not all courses will require you to have objectives for all levels of learning.</text:p>
      <text:p text:style-name="Text_20_body">However, Bloom's taxonomy should help you figure out the best presentation methods of the material.</text:p>
      <text:p text:style-name="Text_20_body">One thing that instructional designers should remember, however, is that Bloom's taxonomy is just</text:p>
      <text:p text:style-name="Text_20_body">a framework.</text:p>
      <text:p text:style-name="Text_20_body">This means that it is a high level guideline for developing and testing specific cognitive skills in</text:p>
      <text:p text:style-name="Text_20_body">your learners.</text:p>
      <text:p text:style-name="Text_20_body">If you interpret Bloom's pyramid as a form of step by step tutorial, you're likely to fail in producing</text:p>
      <text:p text:style-name="Text_20_body">highly effective courses.</text:p>
      <text:p text:style-name="Text_20_body">This is why you should be flexible in your course design.</text:p>
      <text:p text:style-name="Text_20_body"><text:soft-page-break/>For instance, some of your content can be designed in a way that you test more than one cognitive skill</text:p>
      <text:p text:style-name="Text_20_body">at the same time, such as remembering and understanding in other instances, for example, when assessing</text:p>
      <text:p text:style-name="Text_20_body">if a learner is ready to move to the next level of learning, you might just want to design content</text:p>
      <text:p text:style-name="Text_20_body">that validates a higher level of skills like evaluation or creation, instead of testing all six cognitive</text:p>
      <text:p text:style-name="Text_20_body">skills in order.</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text:soft-page-break/>Recalling prior learning, presenting the content, eliciting performance</text:p>
      <text:p text:style-name="P17"/>
      <text:p text:style-name="P17">According to Garnier, the third event is about stimulating recall of prior learning here, the instructional designer should relate the new lesson to situations that the learners are familiar with.</text:p>
      <text:p text:style-name="P17"/>
      <text:p text:style-name="P17">For example, the previous lesson you can relate new information to pass knowledge or experiences by linking content that will be explored in your course to previously learned or experienced knowledge or situations.</text:p>
      <text:p text:style-name="P17"/>
      <text:p text:style-name="P17">You can also elicit samples of related content.</text:p>
      <text:p text:style-name="P17"/>
      <text:p text:style-name="P17">Learners may already have learned and help learners relate those topics to what is to come in your course.</text:p>
      <text:p text:style-name="P17"/>
      <text:p text:style-name="P17">Your training activities should reflect the actual work the learners perform and provide exercises that allow learners to apply their prior knowledge and experience to the theoretical aspects of the training.</text:p>
      <text:p text:style-name="P17"/>
      <text:p text:style-name="P17">In the learning environment, you can consider creating a machine or fill in the blank type of activity.</text:p>
      <text:p text:style-name="P17"/>
      <text:p text:style-name="P17">You can do something with terminology or concepts that you expect them to know.</text:p>
      <text:p text:style-name="P17"/>
      <text:p text:style-name="P17">This will stimulate recall of prior learning.</text:p>
      <text:p text:style-name="P17"/>
      <text:p text:style-name="P17">And remember, since online learners are separated from the instructor, making sure that the feedback is clear is very important.</text:p>
      <text:p text:style-name="P17"/>
      <text:p text:style-name="P17">You want to make sure that your activities get learners thinking of what they should already know and what they will be applying in your lesson.</text:p>
      <text:p text:style-name="P17"/>
      <text:p text:style-name="P17">Some ways to stimulate recall of prior knowledge include asking questions about previous experiences or recalling events from previous lectures, you may also consider having a discussion board forum with a focus on relating the previous topic to the current topic.</text:p>
      <text:p text:style-name="P17"/>
      <text:p text:style-name="P17">Another approach would be to create a Facebook group dedicated specifically to your course and have a discussion with your learners there.</text:p>
      <text:p text:style-name="P17"/>
      <text:p text:style-name="P17">Before we move on to the next event, it's important to keep in mind that according to Gagnier, there are four events that are connected to each other.</text:p>
      <text:p text:style-name="P17"/>
      <text:p text:style-name="P17">They are presenting the content, providing learning guidance, eliciting performance and providing feedback.</text:p>
      <text:p text:style-name="P17"/>
      <text:p text:style-name="P17">The reason they are connected together is because you can't have the content without the assessment or feedback.</text:p>
      <text:p text:style-name="P17"/>
      <text:p text:style-name="P17">The fourth event is presenting the content in this stage, you should describe the key points of the lesson using a variety of techniques, try to add variety to the format to keep your learners attention and increase comprehension of the material.</text:p>
      <text:p text:style-name="P17"/>
      <text:p text:style-name="P17"><text:soft-page-break/>Make sure the content is segmented with measurable goals following each section of your course.</text:p>
      <text:p text:style-name="P17"/>
      <text:p text:style-name="P17">Video and storytelling can help here, too, as you present your content.</text:p>
      <text:p text:style-name="P17"/>
      <text:p text:style-name="P17">Be considerate of multiple learning styles.</text:p>
      <text:p text:style-name="P17"/>
      <text:p text:style-name="P17">And while many people believe that learning styles are a myth, I still like to ensure that I address auditory, visual and kinesthetic learners in my courses.</text:p>
      <text:p text:style-name="P17"/>
      <text:p text:style-name="P17">Let me share some ways to present your content based on the information you are trying to teach.</text:p>
      <text:p text:style-name="P17"/>
      <text:p text:style-name="P17">If your content has lots of dry facts, theories and procedures, consider including scenarios, case studies, simulations and completion games.</text:p>
      <text:p text:style-name="P17"/>
      <text:p text:style-name="P17">And building e-learning games does not have to be expensive or time consuming, even if your time and budget are very limited.</text:p>
      <text:p text:style-name="P17"/>
      <text:p text:style-name="P17">You can create interesting games and simulations using rapid e-learning tools or even virtual worlds.</text:p>
      <text:p text:style-name="P17"/>
      <text:p text:style-name="P17">Also, there is a tool called rap activity that lets e-learning designers create a wide range of learning interactions that can be inserted into learning programs developed in tools such as articulate lecturer or captivate.</text:p>
      <text:p text:style-name="P17"/>
      <text:p text:style-name="P17">Captivity provides a pre-built library of more than 225 rapidly customizable interaction models, including 3D games, videos, scenario based simulations, branching simulations, interactive diagrams, surveys, puzzles, animations and many more.</text:p>
      <text:p text:style-name="P17"/>
      <text:p text:style-name="P17">The tool allows instructional designers to select the learning theory they want to use to create their training, such as Bloom's Taxonomy or Gonyea's nine events.</text:p>
      <text:p text:style-name="P17"/>
      <text:p text:style-name="P17">Once selected, Captivities suggests a number of interactions for each step of the learning theory.</text:p>
      <text:p text:style-name="P17"/>
      <text:p text:style-name="P17">With this option, even if you are new to instructional design, you can create instructional sound e-learning courses relatively quickly and painlessly.</text:p>
      <text:p text:style-name="P17"/>
      <text:p text:style-name="P17">Provide guidance is the fifth event at this point, the instructional designer should present the lesson in small steps leading from simple to complex.</text:p>
      <text:p text:style-name="P17"/>
      <text:p text:style-name="P17">It is important to begin the lesson with easy to understand information and add more difficult concepts as the lesson progresses.</text:p>
      <text:p text:style-name="P17"/>
      <text:p text:style-name="P17">This gives learners an opportunity to build on their existing knowledge.</text:p>
      <text:p text:style-name="P17"/>
      <text:p text:style-name="P17">As a result, they will understand the material better and retain more content.</text:p>
      <text:p text:style-name="P17"/>
      <text:p text:style-name="P17">Support learners with online learning needs to help them understand, reinforce and master the content presented in the course.</text:p>
      <text:p text:style-name="P17"/>
      <text:p text:style-name="P17">You can provide activities that include rubrics and state clear expectations.</text:p>
      <text:p text:style-name="P17"><text:soft-page-break/></text:p>
      <text:p text:style-name="P17">Ensure that your activities demonstrate principles in action.</text:p>
      <text:p text:style-name="P17"/>
      <text:p text:style-name="P17">You may also consider making a list of common errors and discussing them.</text:p>
      <text:p text:style-name="P17"/>
      <text:p text:style-name="P17">Case studies and analogies can also guide your learners in the right direction.</text:p>
      <text:p text:style-name="P17">For example, you could offer step by step instructions and then have learners complete an activity in a private Facebook group or discussion board and ask them to work together using the instructions you provided and the lesson.</text:p>
      <text:p text:style-name="P17"/>
      <text:p text:style-name="P17">You can provide guidance to your learners by including relevant examples, case studies, graphics, role plays, storytelling presentations or analogies.</text:p>
      <text:p text:style-name="P17"/>
      <text:p text:style-name="P17">Consider including short check your knowledge activities after each short lecture or presentation.</text:p>
      <text:p text:style-name="P17"/>
      <text:p text:style-name="P17">Remember, the instructor is not there with the learner, and you need to somehow ensure that your learners understood the material you just covered.</text:p>
      <text:p text:style-name="P17"/>
      <text:p text:style-name="P17">Building hints to help learners understand different concepts.</text:p>
      <text:p text:style-name="P17"/>
      <text:p text:style-name="P17">For example, you can put a question mark or a hot spot next to new or difficult concepts.</text:p>
      <text:p text:style-name="P17"/>
      <text:p text:style-name="P17">And when learners hover over that question mark, additional information and examples would appear.</text:p>
      <text:p text:style-name="P17"/>
      <text:p text:style-name="P17">Event number six, illicit performance here, you should involve learners in discussion and questioning to confirm that they have learned the material learners active participation should increase understanding</text:p>
      <text:p text:style-name="P17">and retention of the material.</text:p>
      <text:p text:style-name="P17"/>
      <text:p text:style-name="P17">Here are some of the strategies that I recommend to help learners recall, remember and reinforce what they have already learned.</text:p>
      <text:p text:style-name="P17"/>
      <text:p text:style-name="P17">Pop boxes could help learners retain past knowledge.</text:p>
      <text:p text:style-name="P17"/>
      <text:p text:style-name="P17">You could also provide quick review tabs or access to online repositories to help learners recap the information.</text:p>
      <text:p text:style-name="P17"/>
      <text:p text:style-name="P17">I like to offer an option for lessons to be repeated or reviewed.</text:p>
      <text:p text:style-name="P17"/>
      <text:p text:style-name="P17">Short quizzes could force learners to recall prior knowledge.</text:p>
      <text:p text:style-name="P17"/>
      <text:p text:style-name="P17">And of course, I try to integrate real world examples as part of the content.</text:p>
      <text:p text:style-name="P17"/>
      <text:p text:style-name="P17">Most people learn best by doing things, the expectation in this event is that your learners are now able to apply newly acquired knowledge with very little guidance to help with performance elicitation.</text:p>
      <text:p text:style-name="P17"/>
      <text:p text:style-name="P17">You can ask learners to recite, revisit or reiterate information they have learned.</text:p>
      <text:p text:style-name="P17"/>
      <text:p text:style-name="P17">Simulations work well here as they allow learners to practice in a safe environment.</text:p>
      <text:p text:style-name="P17"><text:soft-page-break/></text:p>
      <text:p text:style-name="P17">You may also consider designing decision making scenarios based on the problem your learners will encounter in real life.</text:p>
      <text:p text:style-name="P17"/>
      <text:p text:style-name="P17">This will give them an opportunity to practice and at the same time test their understanding of the material.</text:p>
      <text:p text:style-name="P17"/>
      <text:p text:style-name="P17">So let's recap.</text:p>
      <text:p text:style-name="P17"/>
      <text:p text:style-name="P17">First, you added a hook to your course and grabbed your learners attention, then you informed your learners of objectives in a way that made them realize the need for taking the course.</text:p>
      <text:p text:style-name="P17"/>
      <text:p text:style-name="P17">Next, you stimulated recall of prior learning or prior knowledge by asking thought provoking questions or reminding your learners of something that they already know or can relate to.</text:p>
      <text:p text:style-name="P17"/>
      <text:p text:style-name="P17">Then you introduced the new content, provided learning guidance and elicited performance through written assignments, discussions, role plays, simulations or interactive questions.</text:p>
      <text:p text:style-name="P17"/>
      <text:p text:style-name="P21">Providing Feedback to Learners</text:p>
      <text:p text:style-name="P17"/>
      <text:p text:style-name="P17">And now you are ready for the seventh event, which is providing feedback, if you don't know what went wrong, how will you fix it?</text:p>
      <text:p text:style-name="P17"/>
      <text:p text:style-name="P17">Right.</text:p>
      <text:p text:style-name="P17"/>
      <text:p text:style-name="P17">As learners respond to questions?</text:p>
      <text:p text:style-name="P17"/>
      <text:p text:style-name="P17">It is very important to provide them with reinforcement and remediation.</text:p>
      <text:p text:style-name="P17"/>
      <text:p text:style-name="P17">As you plan your courses, you can plan to include automated means for learners to assess where they stand by, providing confirmatory feedback, corrective feedback, remedial feedback, informative feedback, and finally, analytical feedback.</text:p>
      <text:p text:style-name="P17"/>
      <text:p text:style-name="P17">Let's talk a little about the types of feedback we just covered, conferment of feedback is basically acknowledging that the learner has completed the required tasks such as quizzes, assessments or assignments.</text:p>
      <text:p text:style-name="P17"/>
      <text:p text:style-name="P17">Corrective feedback has to do with telling learners where they went wrong and why.</text:p>
      <text:p text:style-name="P17"/>
      <text:p text:style-name="P17">Providing corrective feedback is imperative as it allows learners to progress toward their goal and tells them whether they have grasped the content from the course.</text:p>
      <text:p text:style-name="P17"/>
      <text:p text:style-name="P17">Feedback also shows learners the parts of the course that need to be reviewed when providing feedback to learners.</text:p>
      <text:p text:style-name="P17"/>
      <text:p text:style-name="P17">You need to ensure that the overall tone is friendly and supportive, even if the question was answered incorrectly.</text:p>
      <text:p text:style-name="P17"/>
      <text:p text:style-name="P17"><text:soft-page-break/>Now, I want to talk about some of the approaches that I generally recommend as part of a formal corrective feedback process.</text:p>
      <text:p text:style-name="P17"/>
      <text:p text:style-name="P17">First is the so-called feedback sandwich approach.</text:p>
      <text:p text:style-name="P17"/>
      <text:p text:style-name="P17">This is the approach where feedback providers start with positive comments about the participants performance sandwich, negative feedback, and then close with positive comments at the end.</text:p>
      <text:p text:style-name="P17"/>
      <text:p text:style-name="P17">Next is the chronological feedback approach.</text:p>
      <text:p text:style-name="P17"/>
      <text:p text:style-name="P17">In this approach, instructors enumerate their good and bad observations in chronological order, enabling learners to get a sequential picture of how they did throughout the course.</text:p>
      <text:p text:style-name="P17"/>
      <text:p text:style-name="P17">And lastly, there is a clinical education approach.</text:p>
      <text:p text:style-name="P17"/>
      <text:p text:style-name="P17">This is more of a learner centered method for delivering corrective feedback that uses a conversational technique to produce goals and action plans as a result of the feedback provided.</text:p>
      <text:p text:style-name="P17"/>
      <text:p text:style-name="P17">I also want to show you how I like to structure my feedback statements, most of my feedback statements are composed of the following four parts.</text:p>
      <text:p text:style-name="P17"/>
      <text:p text:style-name="P17">First, you acknowledge the learners response, for example.</text:p>
      <text:p text:style-name="P17"/>
      <text:p text:style-name="P17">That's correct.</text:p>
      <text:p text:style-name="P17"/>
      <text:p text:style-name="P17">Or sorry, that's incorrect.</text:p>
      <text:p text:style-name="P17"/>
      <text:p text:style-name="P17">Then you state the correct response.</text:p>
      <text:p text:style-name="P17"/>
      <text:p text:style-name="P17">For example, the correct answer is true.</text:p>
      <text:p text:style-name="P17"/>
      <text:p text:style-name="P17">Note that this statement should only be included at the learner chose the incorrect response.</text:p>
      <text:p text:style-name="P17"/>
      <text:p text:style-name="P17">Then you repeat the correct response.</text:p>
      <text:p text:style-name="P17"/>
      <text:p text:style-name="P17">So instead of saying the correct answer is B, consider repeating the entire statement.</text:p>
      <text:p text:style-name="P17"/>
      <text:p text:style-name="P17">For example, the correct answer is b instructional designers create prototypes during the development phase of the ADI model.</text:p>
      <text:p text:style-name="P17"/>
      <text:p text:style-name="P17">And finally, you want to explain why the response is correct.</text:p>
      <text:p text:style-name="P17"/>
      <text:p text:style-name="P17">Remember, regardless of the way you choose to provide your feedback, you should not wait until the end of the course.</text:p>
      <text:p text:style-name="P17"/>
      <text:p text:style-name="P17">Feedback must be regular to be effective.</text:p>
      <text:p text:style-name="P17"/>
      <text:p text:style-name="P17">In addition to confirm motive and corrective feedback, there is remedial, informative and analytical feedback.</text:p>
      <text:p text:style-name="P17"><text:soft-page-break/></text:p>
      <text:p text:style-name="P17">Remedial feedback is when you are offering advice and encouragement on how to remediate deficiencies in formative feedback has to do with sharing useful information about performance improvement.</text:p>
      <text:p text:style-name="P17"/>
      <text:p text:style-name="P17">And lastly, analytical feedback is delivering rule based and fact figure based feedback on individual performance.</text:p>
      <text:p text:style-name="P17"/>
      <text:p text:style-name="P21">Assessing Performance</text:p>
      <text:p text:style-name="P17"/>
      <text:p text:style-name="P17">Today, we'll talk about the last event, event number eight, assessing performance to determine whether the learners have mastered the objectives, you should include quizzes or other assignments and their lessons.</text:p>
      <text:p text:style-name="P17"/>
      <text:p text:style-name="P17">You should try to add milestone tests and assessments at every level.</text:p>
      <text:p text:style-name="P17"/>
      <text:p text:style-name="P17">Pretesting could help learners find out how much they already know and whether or not they can or should skip certain sections of the course or concentrate on specific topics.</text:p>
      <text:p text:style-name="P17"/>
      <text:p text:style-name="P17">Post testing should confirm whether learners have learned a specific contents that use online quizzes, word games and multiple choice questions, as well as text based answers to assess learner understanding of topics.</text:p>
      <text:p text:style-name="P17"/>
      <text:p text:style-name="P17">Again, if you want to make use of your private Facebook group, you can come up with some fun ways to assess learners.</text:p>
      <text:p text:style-name="P17"/>
      <text:p text:style-name="P17">For example, you could have them read an article or watch a video and answer questions in the Facebook group or on the discussion board.</text:p>
      <text:p text:style-name="P17"/>
      <text:p text:style-name="P17">As you assess performance, keep in mind that effective test questions must cover the objectives of the course, they must be valid and reliable, have correctly written stems, should include appropriate</text:p>
      <text:p text:style-name="P17">distracters and they need to provide constructive feedback.</text:p>
      <text:p text:style-name="P17"/>
      <text:p text:style-name="P17">The last event of instruction is about enhancing retention and learning transfer at this point, instructional designers should provide the opportunity for learners to apply the outcome of their training to a real world situation.</text:p>
      <text:p text:style-name="P17"/>
      <text:p text:style-name="P17">For instance, they might give learners some type of realistic assignment or provide a desk guide that learners can refer to at any time when they perform the tasks presented and the lesson instruction will sound.</text:p>
      <text:p text:style-name="P17"/>
      <text:p text:style-name="P17">Courses should help learners translate the knowledge provided by the course into real world situations.</text:p>
      <text:p text:style-name="P17"/>
      <text:p text:style-name="P17">Here are some ways to accomplish that.</text:p>
      <text:p text:style-name="P17"/>
      <text:p text:style-name="P17">Get learners to map content learned to their everyday life activities.</text:p>
      <text:p text:style-name="P17"/>
      <text:p text:style-name="P17">Make learners think of specific work related situations where the new knowledge can be applied and provide simulated examples.</text:p>
      <text:p text:style-name="P17"><text:soft-page-break/></text:p>
      <text:p text:style-name="P17">What if scenarios and gaming situations that require learners to respond with new knowledge and skills learned in the course?</text:p>
      <text:p text:style-name="P17"/>
      <text:p text:style-name="P17">Regardless of the format you choose for the job or reference guide, it should include only the must know content use, easy to understand short descriptive words and incorporate simple, clear and visually</text:p>
      <text:p text:style-name="P17">appealing graphics.</text:p>
      <text:p text:style-name="P17"/>
      <text:p text:style-name="P17">While it is not always possible to create jobs to meet the needs of all learning styles, most learners benefit from visuals.</text:p>
      <text:p text:style-name="P17"/>
      <text:p text:style-name="P17">You should consider including highlight's boxes and arrows that emphasize the text.</text:p>
      <text:p text:style-name="P17"/>
      <text:p text:style-name="P17">There is no standard size for a job aid.</text:p>
      <text:p text:style-name="P17"/>
      <text:p text:style-name="P17">It can be just one page in length or 50 pages, depending on the content or procedure it is trying to convey.</text:p>
      <text:p text:style-name="P17"/>
      <text:p text:style-name="P17">There are many ways to make a job aid part of the e-learning course.</text:p>
      <text:p text:style-name="P17"/>
      <text:p text:style-name="P17">It can be embedded into the lesson added as a word or PDF attachment or made available as a mobile application.</text:p>
      <text:p text:style-name="P17"/>
      <text:p text:style-name="P17">The nine events of instruction is an excellent framework for any lesson, however, although these events have been presented as a sequential list, in reality the events will likely overlap.</text:p>
      <text:p text:style-name="P17"/>
      <text:p text:style-name="P17">Rather than trying to implement each event independently in linear form, online content creators should look at weaving various events throughout the course more in an iterative or circular fashion.</text:p>
      <text:p text:style-name="P17"/>
      <text:p text:style-name="P17">For instance, depending on how your course is structured, you may want to invoke the principles behind</text:p>
      <text:p text:style-name="P17"/>
      <text:p text:style-name="P17">Event one gain learners attention at several points throughout the course rather than just at the beginning of the course.</text:p>
      <text:p text:style-name="P17"/>
      <text:p text:style-name="P17">So not too long ago, one of my clients asked me to create an advanced course on chemical safety hazards, thinking about the approach I should take.</text:p>
      <text:p text:style-name="P17"/>
      <text:p text:style-name="P17">I knew that this course had to satisfy a few requirements, help the learners build on safety hazard knowledge.</text:p>
      <text:p text:style-name="P17"/>
      <text:p text:style-name="P17">They already had maintained the learners motivation and interest to acquire new knowledge, drill the information carefully and change their behavior around potential hazards.</text:p>
      <text:p text:style-name="P17"/>
      <text:p text:style-name="P17">After thinking about the approach to designing this course, I decided to use Gonyea's nine events of instruction.</text:p>
      <text:p text:style-name="P17"/>
      <text:p text:style-name="P17">First, I got the learner's attention with a scenario illustrating how careful the learners needed to be about safety hazards.</text:p>
      <text:p text:style-name="P17"><text:soft-page-break/></text:p>
      <text:p text:style-name="P17">This technique also demonstrated the topics relevance.</text:p>
      <text:p text:style-name="P17"/>
      <text:p text:style-name="P17">I communicated the course objectives to the learners in a way that summarized, defined and explained evaluation methods.</text:p>
      <text:p text:style-name="P17"/>
      <text:p text:style-name="P17">Then in the first part of the course, I related the new information to past knowledge since the course content built upon previous chemical hazard training.</text:p>
      <text:p text:style-name="P17"/>
      <text:p text:style-name="P17">I spent some time on this.</text:p>
      <text:p text:style-name="P17"/>
      <text:p text:style-name="P17">I also worked to make the content goal oriented with measurable and observable objectives and each section.</text:p>
      <text:p text:style-name="P17"/>
      <text:p text:style-name="P17">The course offered ample guidance to learners with scaffolding, learning, AIDS, peer discussion and case studies.</text:p>
      <text:p text:style-name="P17"/>
      <text:p text:style-name="P17">The course provided lots of reinforcement of the knowledge through reviews and feedback, as well as frequent assessments.</text:p>
      <text:p text:style-name="P17"/>
      <text:p text:style-name="P17">Finally, the course emphasized real world applications using real scenarios with realistic settings to prompt the learners to identify safety hazards and respond to them.</text:p>
      <text:p text:style-name="P17"/>
      <text:p text:style-name="P17">The result was a dynamic, engaging course that prepared the learners for their jobs.</text:p>
      <text:p text:style-name="P17"/>
      <text:p text:style-name="P17">So now you know how to create effective e-learning courses using Gonyea's 90 Venz of instruction, if you follow the process we discussed today, you'll be able to create amazing e-learning courses, even if you're new to instructional design.</text:p>
      <text:p text:style-name="P17"/>
      <text:p text:style-name="P17">But instructional design is both a science and an art.</text:p>
      <text:p text:style-name="P17"/>
      <text:p text:style-name="P17">It's a science because it's based on learning theories and an art because of the creative process involved in course design.</text:p>
      <text:p text:style-name="P17"/>
      <text:p text:style-name="P17">Besides, all courses are different and there was no one size fits all.</text:p>
      <text:p text:style-name="P17"/>
      <text:p text:style-name="P17">So to truly succeed as an instructional designer, you need to understand the science behind the ar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3:28:59.065982949</meta:creation-date>
    <dc:date>2021-01-06T14:24:45.720705677</dc:date>
    <meta:editing-duration>PT2H3M8S</meta:editing-duration>
    <meta:editing-cycles>15</meta:editing-cycles>
    <meta:generator>LibreOffice/7.0.4.2$Linux_X86_64 LibreOffice_project/00$Build-2</meta:generator>
    <meta:document-statistic meta:table-count="0" meta:image-count="0" meta:object-count="0" meta:page-count="18" meta:paragraph-count="396" meta:word-count="6715" meta:character-count="41919" meta:non-whitespace-character-count="35519"/>
  </office:meta>
</office:document-meta>
</file>